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328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736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4.685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9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table:style-name="ce3"/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table:style-name="ce3" table:number-columns-repeated="2"/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table:style-name="ce3" office:value-type="string">
            <text:p>Bt+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table:style-name="ce3" office:value-type="string">
            <text:p>B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 table:number-columns-repeated="2"/>
          <table:table-cell/>
          <table:table-cell table:style-name="ce3" office:value-type="string">
            <text:p>kur</text:p>
          </table:table-cell>
          <table:table-cell table:style-name="ce3" office:value-type="string">
            <text:p>Bt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r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to carry</text:p>
          </table:table-cell>
          <table:table-cell table:style-name="ce3" table:number-columns-repeated="2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bʰu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table:style-name="ce3" office:value-type="string">
            <text:p>A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table:style-name="ce3" office:value-type="string">
            <text:p>Bt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table:style-name="ce3" office:value-type="string">
            <text:p>C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 table:number-columns-repeated="2"/>
          <table:table-cell/>
          <table:table-cell table:style-name="ce3" office:value-type="string">
            <text:p>thopt</text:p>
          </table:table-cell>
          <table:table-cell table:style-name="ce3" office:value-type="string">
            <text:p>Bt+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sh clothes usually beating with a club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table:style-name="ce3" office:value-type="string">
            <text:p>B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table:style-name="ce3" office:value-type="string">
            <text:p>Bt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C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table:style-name="ce3" office:value-type="string">
            <text:p>A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table:style-name="ce3" office:value-type="string">
            <text:p>A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2"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Bi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table:style-name="ce3" office:value-type="string">
            <text:p>Bi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os</text:p>
          </table:table-cell>
          <table:table-cell table:style-name="ce3" office:value-type="string">
            <text:p>Bi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 table:number-columns-repeated="2"/>
          <table:table-cell/>
          <table:table-cell table:style-name="ce3" office:value-type="string">
            <text:p>bhe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b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 table:number-columns-repeated="2"/>
          <table:table-cell/>
          <table:table-cell table:style-name="ce3" office:value-type="string">
            <text:p>bhlept</text:p>
          </table:table-cell>
          <table:table-cell table:style-name="ce3" office:value-type="string">
            <text:p>B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ress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table:style-name="ce3" office:value-type="string">
            <text:p>A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table:style-name="ce3" office:value-type="string">
            <text:p>Bi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office:value-type="string">
            <text:p>blɛtt</text:p>
          </table:table-cell>
          <table:table-cell table:style-name="ce3" office:value-type="string">
            <text:p>B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aːt</text:p>
          </table:table-cell>
          <table:table-cell table:style-name="ce3" office:value-type="string">
            <text:p>B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 table:number-columns-repeated="2"/>
          <table:table-cell/>
          <table:table-cell table:style-name="ce3" office:value-type="string">
            <text:p>bhlit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table:style-name="ce3" office:value-type="string">
            <text:p>B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table:style-name="ce3" office:value-type="string">
            <text:p>Bi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bhrot</text:p>
          </table:table-cell>
          <table:table-cell table:style-name="ce3" office:value-type="string">
            <text:p>Bi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to cry out, to shou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buk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daŋt</text:p>
          </table:table-cell>
          <table:table-cell table:style-name="ce3" office:value-type="string">
            <text:p>Bi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takt</text:p>
          </table:table-cell>
          <table:table-cell table:style-name="ce3" office:value-type="string">
            <text:p>Bi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2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A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Bt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D</text:p>
          </table:table-cell>
          <table:table-cell office:value-type="string">
            <text:p>fill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table:style-name="ce3" office:value-type="string">
            <text:p>D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table:style-name="ce3" office:value-type="string">
            <text:p>Bi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D</text:p>
          </table:table-cell>
          <table:table-cell office:value-type="string">
            <text:p>to be occupied, be filled up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table:style-name="ce3" office:value-type="string">
            <text:p>Bi</text:p>
          </table:table-cell>
          <table:table-cell office:value-type="string">
            <text:p>go (with the implication of coming back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reach (archaic)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ɨ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table:style-name="ce3" office:value-type="string">
            <text:p>B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table:style-name="ce3" office:value-type="string">
            <text:p>A</text:p>
          </table:table-cell>
          <table:table-cell office:value-type="string">
            <text:p>tread, trample, take support on one's fe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m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ress down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 table:number-columns-repeated="2"/>
          <table:table-cell/>
          <table:table-cell table:style-name="ce3" office:value-type="string">
            <text:p>dhont</text:p>
          </table:table-cell>
          <table:table-cell table:style-name="ce3" office:value-type="string">
            <text:p>B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t</text:p>
          </table:table-cell>
          <table:table-cell table:style-name="ce6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table:style-name="ce3" office:value-type="string">
            <text:p>Bi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</text:p>
          </table:table-cell>
          <table:table-cell table:style-name="ce3" office:value-type="string">
            <text:p>tu</text:p>
          </table:table-cell>
          <table:table-cell table:style-name="ce3" office:value-type="string">
            <text:p>Bt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table:style-name="ce3" office:value-type="string">
            <text:p>Bt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 table:number-columns-repeated="2"/>
          <table:table-cell/>
          <table:table-cell table:style-name="ce3" office:value-type="string">
            <text:p>dhoŋ</text:p>
          </table:table-cell>
          <table:table-cell table:style-name="ce3" office:value-type="string">
            <text:p>Bi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table:style-name="ce3" office:value-type="string">
            <text:p>Bi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table:style-name="ce3" office:value-type="string">
            <text:p>A</text:p>
          </table:table-cell>
          <table:table-cell office:value-type="string">
            <text:p>shake, intoxicat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</text:p>
          </table:table-cell>
          <table:table-cell table:style-name="ce3" office:value-type="string">
            <text:p>Bt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Bt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hum</text:p>
          </table:table-cell>
          <table:table-cell table:style-name="ce3" office:value-type="string">
            <text:p>Bi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C</text:p>
          </table:table-cell>
          <table:table-cell office:value-type="string">
            <text:p>to join together e.g. make a boy and girl match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t</text:p>
          </table:table-cell>
          <table:table-cell table:style-name="ce3" office:value-type="string">
            <text:p>D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M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ʣhekt</text:p>
          </table:table-cell>
          <table:table-cell table:style-name="ce3"/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cut, chop up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table:style-name="ce3" office:value-type="string">
            <text:p>N</text:p>
          </table:table-cell>
          <table:table-cell office:value-type="string">
            <text:p>swim (n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c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table:style-name="ce3" office:value-type="string">
            <text:p>Bi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table:style-name="ce3" office:value-type="string">
            <text:p>Bi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table:style-name="ce3" office:value-type="string">
            <text:p>Bi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e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table:style-name="ce3" office:value-type="string">
            <text:p>Bt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ʣikt</text:p>
          </table:table-cell>
          <table:table-cell table:style-name="ce3" office:value-type="string">
            <text:p>B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dy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table:style-name="ce3" office:value-type="string">
            <text:p>Bi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table:style-name="ce3" office:value-type="string">
            <text:p>Bi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table:style-name="ce3" office:value-type="string">
            <text:p>B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D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3" office:value-type="string">
            <text:p>D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ghekt</text:p>
          </table:table-cell>
          <table:table-cell table:style-name="ce3" office:value-type="string">
            <text:p>D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kak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gent</text:p>
          </table:table-cell>
          <table:table-cell table:style-name="ce3" office:value-type="string">
            <text:p>B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eed, kee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table:style-name="ce3" office:value-type="string">
            <text:p>B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ghɛm</text:p>
          </table:table-cell>
          <table:table-cell table:style-name="ce3" office:value-type="string">
            <text:p>Bi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C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table:style-name="ce3" office:value-type="string">
            <text:p>Bi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ghaŋ</text:p>
          </table:table-cell>
          <table:table-cell table:style-name="ce3" office:value-type="string">
            <text:p>Bi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agree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ghoŋ</text:p>
          </table:table-cell>
          <table:table-cell table:style-name="ce3" office:value-type="string">
            <text:p>Bt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t</text:p>
          </table:table-cell>
          <table:table-cell table:style-name="ce7" office:value-type="string">
            <text:p>vt</text:p>
          </table:table-cell>
          <table:table-cell table:style-name="ce7" office:value-type="string">
            <text:p>A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table:style-name="ce3" office:value-type="string">
            <text:p>Bt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table:style-name="ce3" office:value-type="string">
            <text:p>Bi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table:style-name="ce3" office:value-type="string">
            <text:p>A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A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l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table:style-name="ce3" office:value-type="string">
            <text:p>A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table:style-name="ce3" office:value-type="string">
            <text:p>Bt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table:style-name="ce3" office:value-type="string">
            <text:p>Bt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table:style-name="ce3" office:value-type="string">
            <text:p>A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ghrikt</text:p>
          </table:table-cell>
          <table:table-cell table:style-name="ce3" office:value-type="string">
            <text:p>B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old (small things), to grab, to tak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table:style-name="ce3" office:value-type="string">
            <text:p>Bi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table:style-name="ce3" office:value-type="string">
            <text:p>Bt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 table:number-columns-repeated="2"/>
          <table:table-cell/>
          <table:table-cell table:style-name="ce3" office:value-type="string">
            <text:p>gup</text:p>
          </table:table-cell>
          <table:table-cell table:style-name="ce3" office:value-type="string">
            <text:p>Bt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C</text:p>
          </table:table-cell>
          <table:table-cell office:value-type="string">
            <text:p>hid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haŋt</text:p>
          </table:table-cell>
          <table:table-cell table:style-name="ce3" office:value-type="string">
            <text:p>D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A</text:p>
          </table:table-cell>
          <table:table-cell office:value-type="string">
            <text:p>lift up, draw up, take out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haps</text:p>
          </table:table-cell>
          <table:table-cell table:style-name="ce3" office:value-type="string">
            <text:p>C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office:value-type="string">
            <text:p>ɦɛpt</text:p>
          </table:table-cell>
          <table:table-cell table:style-name="ce3" office:value-type="string">
            <text:p>D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D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D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ha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table:style-name="ce3" office:value-type="string">
            <text:p>Bt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ɦo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ɦek</text:p>
          </table:table-cell>
          <table:table-cell table:style-name="ce3" office:value-type="string">
            <text:p>Bt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table:style-name="ce3" office:value-type="string">
            <text:p>Bt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 table:number-columns-repeated="2"/>
          <table:table-cell/>
          <table:table-cell table:style-name="ce3" office:value-type="string">
            <text:p>ɦept</text:p>
          </table:table-cell>
          <table:table-cell table:style-name="ce3" office:value-type="string">
            <text:p>B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table:style-name="ce3" office:value-type="string">
            <text:p>B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ɦil</text:p>
          </table:table-cell>
          <table:table-cell table:style-name="ce3" office:value-type="string">
            <text:p>Bt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7" office:value-type="string">
            <text:p>hɨŋ</text:p>
          </table:table-cell>
          <table:table-cell table:style-name="ce7" office:value-type="string">
            <text:p>vi</text:p>
          </table:table-cell>
          <table:table-cell table:style-name="ce7" office:value-type="string">
            <text:p>Bi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table:style-name="ce7" office:value-type="string">
            <text:p>Bi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ɦip</text:p>
          </table:table-cell>
          <table:table-cell table:style-name="ce3" office:value-type="string">
            <text:p>Bt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ut.down; clear an area in the jungl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ɦipt</text:p>
          </table:table-cell>
          <table:table-cell table:style-name="ce3" office:value-type="string">
            <text:p>B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hake through sieve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 table:number-columns-repeated="2"/>
          <table:table-cell/>
          <table:table-cell table:style-name="ce3" office:value-type="string">
            <text:p>ɦopt</text:p>
          </table:table-cell>
          <table:table-cell table:style-name="ce3" office:value-type="string">
            <text:p>B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B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ɔnt</text:p>
          </table:table-cell>
          <table:table-cell table:style-name="ce3" office:value-type="string">
            <text:p>A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 table:number-columns-repeated="2"/>
          <table:table-cell/>
          <table:table-cell table:style-name="ce3" office:value-type="string">
            <text:p>ɦom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table:style-name="ce3" office:value-type="string">
            <text:p>D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table:style-name="ce3" office:value-type="string">
            <text:p>M</text:p>
          </table:table-cell>
          <table:table-cell office:value-type="string">
            <text:p>break open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ho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C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table:style-name="ce3" office:value-type="string">
            <text:p>N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table:style-name="ce3" office:value-type="string">
            <text:p>Bi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table:style-name="ce3" office:value-type="string">
            <text:p>Bi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D</text:p>
          </table:table-cell>
          <table:table-cell office:value-type="string">
            <text:p>bark</text:p>
          </table:table-cell>
          <table:table-cell table:style-name="ce10" table:number-columns-repeated="2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ɦuŋ</text:p>
          </table:table-cell>
          <table:table-cell table:style-name="ce3" office:value-type="string">
            <text:p>Bt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wai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table:style-name="ce3" office:value-type="string">
            <text:p>B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table:style-name="ce3" office:value-type="string">
            <text:p>B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ɦut</text:p>
          </table:table-cell>
          <table:table-cell table:style-name="ce3"/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t</text:p>
          </table:table-cell>
          <table:table-cell table:style-name="ce7" office:value-type="string">
            <text:p>vt</text:p>
          </table:table-cell>
          <table:table-cell table:style-name="ce7"/>
          <table:table-cell office:value-type="string">
            <text:p>burn</text:p>
          </table:table-cell>
          <table:table-cell table:style-name="ce7" table:number-columns-repeated="2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table:style-name="ce3" office:value-type="string">
            <text:p>Bi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jakt</text:p>
          </table:table-cell>
          <table:table-cell table:style-name="ce3" office:value-type="string">
            <text:p>A</text:p>
          </table:table-cell>
          <table:table-cell office:value-type="string">
            <text:p>strike, hit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s</text:p>
          </table:table-cell>
          <table:table-cell table:style-name="ce3" office:value-type="string">
            <text:p>C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office:value-type="string">
            <text:p>ja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table:style-name="ce3" office:value-type="string">
            <text:p>N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table:style-name="ce3" office:value-type="string">
            <text:p>Bi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jil</text:p>
          </table:table-cell>
          <table:table-cell table:style-name="ce3" office:value-type="string">
            <text:p>Bt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ˀr</text:p>
          </table:table-cell>
          <table:table-cell table:style-name="ce3" office:value-type="string">
            <text:p>Bt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t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to not do work, have a holiday; take a break; to avoi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i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jont</text:p>
          </table:table-cell>
          <table:table-cell table:style-name="ce3" office:value-type="string">
            <text:p>D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6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 table:number-columns-repeated="2"/>
          <table:table-cell/>
          <table:table-cell table:style-name="ce3" office:value-type="string">
            <text:p>jop</text:p>
          </table:table-cell>
          <table:table-cell table:style-name="ce3" office:value-type="string">
            <text:p>Bt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ːp</text:p>
          </table:table-cell>
          <table:table-cell table:style-name="ce3" office:value-type="string">
            <text:p>Bi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7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office:value-type="string">
            <text:p>j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table:style-name="ce3" office:value-type="string">
            <text:p>Bi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6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 table:number-columns-repeated="2"/>
          <table:table-cell/>
          <table:table-cell table:style-name="ce3" office:value-type="string">
            <text:p>jipt</text:p>
          </table:table-cell>
          <table:table-cell table:style-name="ce3" office:value-type="string">
            <text:p>B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oke in; to fix by inserting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gek</text:p>
          </table:table-cell>
          <table:table-cell table:style-name="ce3" office:value-type="string">
            <text:p>V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atch, to come out of an egg; to sprout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 table:number-columns-repeated="2"/>
          <table:table-cell/>
          <table:table-cell table:style-name="ce3" office:value-type="string">
            <text:p>keŋ</text:p>
          </table:table-cell>
          <table:table-cell table:style-name="ce3" office:value-type="string">
            <text:p>Bi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V</text:p>
          </table:table-cell>
          <table:table-cell office:value-type="string">
            <text:p>be cold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kep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 table:number-columns-repeated="2"/>
          <table:table-cell/>
          <table:table-cell table:style-name="ce3" office:value-type="string">
            <text:p>ki</text:p>
          </table:table-cell>
          <table:table-cell table:style-name="ce3" office:value-type="string">
            <text:p>B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table:style-name="ce3" office:value-type="string">
            <text:p>Bt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A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A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table:style-name="ce3" office:value-type="string">
            <text:p>A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8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 table:number-columns-repeated="2"/>
          <table:table-cell/>
          <table:table-cell table:style-name="ce3" office:value-type="string">
            <text:p>kik</text:p>
          </table:table-cell>
          <table:table-cell table:style-name="ce3" office:value-type="string">
            <text:p>Bt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eks</text:p>
          </table:table-cell>
          <table:table-cell table:style-name="ce3" office:value-type="string">
            <text:p>C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table:style-name="ce3" office:value-type="string">
            <text:p>Bt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table:style-name="ce3" office:value-type="string">
            <text:p>V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table:style-name="ce3" office:value-type="string">
            <text:p>Bt+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table:style-name="ce3" office:value-type="string">
            <text:p>B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 table:number-columns-repeated="2"/>
          <table:table-cell/>
          <table:table-cell table:style-name="ce3" office:value-type="string">
            <text:p>kɛl</text:p>
          </table:table-cell>
          <table:table-cell table:style-name="ce3" office:value-type="string">
            <text:p>Bi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khaˀr</text:p>
          </table:table-cell>
          <table:table-cell table:style-name="ce3" office:value-type="string">
            <text:p>Bi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kɛm</text:p>
          </table:table-cell>
          <table:table-cell table:style-name="ce3" office:value-type="string">
            <text:p>Bi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amt</text:p>
          </table:table-cell>
          <table:table-cell table:style-name="ce3" office:value-type="string">
            <text:p>A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7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 table:number-columns-repeated="2"/>
          <table:table-cell/>
          <table:table-cell table:style-name="ce3" office:value-type="string">
            <text:p>khol</text:p>
          </table:table-cell>
          <table:table-cell table:style-name="ce3"/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l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table:style-name="ce3"/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 table:number-columns-repeated="2"/>
          <table:table-cell/>
          <table:table-cell table:style-name="ce3" office:value-type="string">
            <text:p>khutt</text:p>
          </table:table-cell>
          <table:table-cell table:style-name="ce3"/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table:style-name="ce3"/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table:style-name="ce3"/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table:style-name="ce3"/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 table:number-columns-repeated="2"/>
          <table:table-cell table:style-name="ce2"/>
          <table:table-cell table:style-name="ce3" office:value-type="string">
            <text:p>khop</text:p>
          </table:table-cell>
          <table:table-cell table:style-name="ce3"/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t</text:p>
          </table:table-cell>
          <table:table-cell table:style-name="ce7" office:value-type="string">
            <text:p>vt</text:p>
          </table:table-cell>
          <table:table-cell table:style-name="ce7"/>
          <table:table-cell office:value-type="string">
            <text:p>to put together (things that are relate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table:style-name="ce3"/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table:style-name="ce3"/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table:style-name="ce3"/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table:style-name="ce3"/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go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table:style-name="ce3"/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table:style-name="ce3"/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table:style-name="ce3"/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table:style-name="ce3"/>
          <table:table-cell office:value-type="string">
            <text:p>cry, weep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ʰap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table:style-name="ce3"/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9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khri</text:p>
          </table:table-cell>
          <table:table-cell table:style-name="ce3"/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is</text:p>
          </table:table-cell>
          <table:table-cell table:style-name="ce3"/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table:style-name="ce3"/>
          <table:table-cell office:value-type="string">
            <text:p>theft (n)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khuːtt</text:p>
          </table:table-cell>
          <table:table-cell table:style-name="ce3"/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hunt</text:p>
          </table:table-cell>
          <table:table-cell table:style-name="ce3"/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enter, penetrat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 table:number-columns-repeated="2"/>
          <table:table-cell/>
          <table:table-cell table:style-name="ce3" office:value-type="string">
            <text:p>koŋt</text:p>
          </table:table-cell>
          <table:table-cell table:style-name="ce3"/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freez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table:style-name="ce3"/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table:style-name="ce3"/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table:style-name="ce3"/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 table:number-columns-repeated="2"/>
          <table:table-cell/>
          <table:table-cell table:style-name="ce3" office:value-type="string">
            <text:p>kruk</text:p>
          </table:table-cell>
          <table:table-cell table:style-name="ce3"/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 table:number-columns-repeated="3"/>
          <table:table-cell/>
          <table:table-cell table:style-name="ce3" office:value-type="string">
            <text:p>huːkt </text:p>
          </table:table-cell>
          <table:table-cell table:style-name="ce3"/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 table:number-columns-repeated="2"/>
          <table:table-cell/>
          <table:table-cell table:style-name="ce3" office:value-type="string">
            <text:p>kukt</text:p>
          </table:table-cell>
          <table:table-cell table:style-name="ce3"/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bend</text:p>
          </table:table-cell>
          <table:table-cell table:style-name="ce3" table:number-columns-repeated="2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unt</text:p>
          </table:table-cell>
          <table:table-cell table:style-name="ce3"/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tretch ;to pul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table:style-name="ce3"/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table:style-name="ce3"/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table:style-name="ce3"/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table:style-name="ce3"/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kha:nt</text:p>
          </table:table-cell>
          <table:table-cell table:style-name="ce3"/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table:style-name="ce3"/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table:style-name="ce3"/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table:style-name="ce3"/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table:style-name="ce3"/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/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/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table:style-name="ce3"/>
          <table:table-cell office:value-type="string">
            <text:p>boil, simmer, bubble up</text:p>
          </table:table-cell>
          <table:table-cell table:style-name="ce3" table:number-columns-repeated="2"/>
          <table:table-cell/>
          <table:table-cell office:value-type="string">
            <text:p>vt</text:p>
          </table:table-cell>
          <table:table-cell table:style-name="ce3" office:value-type="string">
            <text:p>l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table:style-name="ce3"/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lent</text:p>
          </table:table-cell>
          <table:table-cell table:style-name="ce3"/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pour i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table:style-name="ce3"/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table:style-name="ce3"/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have intercours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table:style-name="ce3"/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table:style-name="ce3"/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parboil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table:style-name="ce3"/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table:style-name="ce3"/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a</text:p>
          </table:table-cell>
          <table:table-cell table:style-name="ce3"/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 table:number-columns-repeated="2"/>
          <table:table-cell/>
          <table:table-cell table:style-name="ce3" office:value-type="string">
            <text:p>lɛn</text:p>
          </table:table-cell>
          <table:table-cell table:style-name="ce3"/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vt</text:p>
          </table:table-cell>
          <table:table-cell office:value-type="string">
            <text:p>to take out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lakt</text:p>
          </table:table-cell>
          <table:table-cell table:style-name="ce3"/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tick, to fall on; of dirt or colour, stains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lom</text:p>
          </table:table-cell>
          <table:table-cell table:style-name="ce3"/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eek, to search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lop</text:p>
          </table:table-cell>
          <table:table-cell table:style-name="ce3"/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atch, to arrest. to grab, to take hold of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table:style-name="ce3"/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table:style-name="ce3"/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table:style-name="ce3"/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 table:number-columns-repeated="2"/>
          <table:table-cell/>
          <table:table-cell table:style-name="ce3" office:value-type="string">
            <text:p>let</text:p>
          </table:table-cell>
          <table:table-cell table:style-name="ce3"/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table:style-name="ce3"/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 table:number-columns-repeated="2"/>
          <table:table-cell/>
          <table:table-cell table:style-name="ce3" office:value-type="string">
            <text:p>liŋ</text:p>
          </table:table-cell>
          <table:table-cell table:style-name="ce3"/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iːks</text:p>
          </table:table-cell>
          <table:table-cell table:style-name="ce3"/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 table:number-columns-repeated="2"/>
          <table:table-cell/>
          <table:table-cell table:style-name="ce3" office:value-type="string">
            <text:p>lim</text:p>
          </table:table-cell>
          <table:table-cell table:style-name="ce3"/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table:style-name="ce3"/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office:value-type="string">
            <text:p>lokt</text:p>
          </table:table-cell>
          <table:table-cell table:style-name="ce3"/>
          <table:table-cell office:value-type="string">
            <text:p>dig up the ground (of animal)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lɔŋs</text:p>
          </table:table-cell>
          <table:table-cell table:style-name="ce3"/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table:style-name="ce3"/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table:style-name="ce3"/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p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feel</text:p>
          </table:table-cell>
          <table:table-cell table:style-name="ce3" table:number-columns-repeated="2"/>
          <table:table-cell table:number-columns-repeated="1005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luk</text:p>
          </table:table-cell>
          <table:table-cell table:style-name="ce3"/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table:style-name="ce3"/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table:style-name="ce3"/>
          <table:table-cell office:value-type="string">
            <text:p>cover, hide (lupsi 'dip, immersion'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l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table:style-name="ce3"/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lut</text:p>
          </table:table-cell>
          <table:table-cell table:style-name="ce3"/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tell (of a story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table:style-name="ce3"/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table:style-name="ce3"/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table:style-name="ce3"/>
          <table:table-cell office:value-type="string">
            <text:p>forg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man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forget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 table:number-columns-repeated="2"/>
          <table:table-cell/>
          <table:table-cell table:style-name="ce3" office:value-type="string">
            <text:p>mot</text:p>
          </table:table-cell>
          <table:table-cell table:style-name="ce3"/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 table:number-columns-repeated="3"/>
          <table:table-cell/>
          <table:table-cell table:style-name="ce3" office:value-type="string">
            <text:p>maːt</text:p>
          </table:table-cell>
          <table:table-cell table:style-name="ce3"/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moŋ</text:p>
          </table:table-cell>
          <table:table-cell table:style-name="ce3"/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table:style-name="ce3"/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mop</text:p>
          </table:table-cell>
          <table:table-cell table:style-name="ce3"/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table:style-name="ce3" table:number-columns-repeated="2"/>
          <table:table-cell office:value-type="string">
            <text:p>to grab, sn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 table:number-columns-repeated="2"/>
          <table:table-cell/>
          <table:table-cell table:style-name="ce3" table:number-columns-repeated="2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table:style-name="ce3"/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/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/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table:style-name="ce3"/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ut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table:style-name="ce3"/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 table:number-columns-repeated="2"/>
          <table:table-cell/>
          <table:table-cell table:style-name="ce3" office:value-type="string">
            <text:p>nekt</text:p>
          </table:table-cell>
          <table:table-cell table:style-name="ce3"/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cover, be buried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 table:number-columns-repeated="2"/>
          <table:table-cell/>
          <table:table-cell table:style-name="ce3" office:value-type="string">
            <text:p>no-si</text:p>
          </table:table-cell>
          <table:table-cell table:style-name="ce3"/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 table:number-columns-repeated="3"/>
          <table:table-cell/>
          <table:table-cell table:style-name="ce3" office:value-type="string">
            <text:p>nas</text:p>
          </table:table-cell>
          <table:table-cell table:style-name="ce3"/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table:style-name="ce3"/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table:style-name="ce3"/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table:style-name="ce3"/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table:style-name="ce3"/>
          <table:table-cell office:value-type="string">
            <text:p>push, push away, press forwar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ɛːpt</text:p>
          </table:table-cell>
          <table:table-cell table:style-name="ce3"/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nuk</text:p>
          </table:table-cell>
          <table:table-cell table:style-name="ce3"/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<text:s/>to rub, knead; to roll spices to get the flavor out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table:style-name="ce3"/>
          <table:table-cell office:value-type="string">
            <text:p>to be sprained, to be twiste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uˀr</text:p>
          </table:table-cell>
          <table:table-cell table:style-name="ce3"/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table:style-name="ce3"/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table:style-name="ce3"/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disturb, irritate, annoy. 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table:style-name="ce3"/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table:style-name="ce3"/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10" table:number-columns-repeated="2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ap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table:style-name="ce3"/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table:style-name="ce3"/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table:style-name="ce3"/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ŋi</text:p>
          </table:table-cell>
          <table:table-cell table:style-name="ce3"/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nis</text:p>
          </table:table-cell>
          <table:table-cell table:style-name="ce3"/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o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table:style-name="ce3"/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pi</text:p>
          </table:table-cell>
          <table:table-cell table:style-name="ce3"/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table:style-name="ce3"/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table:style-name="ce3"/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table:style-name="ce3"/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table:style-name="ce3"/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table:style-name="ce3"/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table:style-name="ce3"/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 table:number-columns-repeated="2"/>
          <table:table-cell/>
          <table:table-cell table:style-name="ce3" office:value-type="string">
            <text:p>phi</text:p>
          </table:table-cell>
          <table:table-cell table:style-name="ce3"/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phɛn</text:p>
          </table:table-cell>
          <table:table-cell table:style-name="ce3"/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table:style-name="ce3"/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table:style-name="ce3"/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phɛnt</text:p>
          </table:table-cell>
          <table:table-cell table:style-name="ce3"/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hang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pʰe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table:style-name="ce3"/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phipt</text:p>
          </table:table-cell>
          <table:table-cell table:style-name="ce3"/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uck, to absorb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 table:number-columns-repeated="2"/>
          <table:table-cell/>
          <table:table-cell table:style-name="ce3" office:value-type="string">
            <text:p>phlo</text:p>
          </table:table-cell>
          <table:table-cell table:style-name="ce3"/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s</text:p>
          </table:table-cell>
          <table:table-cell table:style-name="ce3" office:value-type="string">
            <text:p>vt</text:p>
          </table:table-cell>
          <table:table-cell table:style-name="ce8"/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table:style-name="ce3"/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table:style-name="ce3"/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table:style-name="ce3"/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table:style-name="ce3"/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table:style-name="ce3"/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haːks</text:p>
          </table:table-cell>
          <table:table-cell table:style-name="ce3"/>
          <table:table-cell office:value-type="string">
            <text:p>to undo, to untie</text:p>
          </table:table-cell>
          <table:table-cell table:number-columns-repeated="1004"/>
        </table:table-row>
        <table:table-row table:style-name="ro10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table:style-name="ce3"/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table:style-name="ce3"/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table:style-name="ce3"/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table:style-name="ce3"/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3"/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pil</text:p>
          </table:table-cell>
          <table:table-cell table:style-name="ce3"/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table:style-name="ce3"/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table:style-name="ce3"/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table:style-name="ce3"/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table:style-name="ce3"/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table:style-name="ce3"/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 table:number-columns-repeated="2"/>
          <table:table-cell/>
          <table:table-cell table:style-name="ce3" office:value-type="string">
            <text:p>bhokt</text:p>
          </table:table-cell>
          <table:table-cell table:style-name="ce3"/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t</text:p>
          </table:table-cell>
          <table:table-cell table:style-name="ce3" office:value-type="string">
            <text:p>vt</text:p>
          </table:table-cell>
          <table:table-cell table:style-name="ce3"/>
          <table:table-cell table:style-name="ce2" office:value-type="string">
            <text:p>to mend, to p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table:style-name="ce3"/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table:style-name="ce3"/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loom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table:style-name="ce3"/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table:style-name="ce3"/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table:style-name="ce3"/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table:style-name="ce3"/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table:style-name="ce3"/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prɛm</text:p>
          </table:table-cell>
          <table:table-cell table:style-name="ce3"/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cratch, to tear (at the wall); to grab (with claw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table:style-name="ce3"/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table:style-name="ce3"/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 table:number-columns-repeated="2"/>
          <table:table-cell table:style-name="ce2"/>
          <table:table-cell table:style-name="ce3" office:value-type="string">
            <text:p>pum</text:p>
          </table:table-cell>
          <table:table-cell table:style-name="ce3"/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hold tightly (in the fist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3"/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3"/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 table:number-columns-repeated="2"/>
          <table:table-cell/>
          <table:table-cell table:style-name="ce3" office:value-type="string">
            <text:p>rukt</text:p>
          </table:table-cell>
          <table:table-cell table:style-name="ce3"/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s</text:p>
          </table:table-cell>
          <table:table-cell table:style-name="ce3"/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0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 table:number-columns-repeated="2"/>
          <table:table-cell/>
          <table:table-cell table:style-name="ce3" office:value-type="string">
            <text:p>rup</text:p>
          </table:table-cell>
          <table:table-cell table:style-name="ce3"/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reak into pieces (intentionally, as of firewood; especially by hand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</text:p>
          </table:table-cell>
          <table:table-cell table:style-name="ce3"/>
          <table:table-cell office:value-type="string">
            <text:p>use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</text:p>
          </table:table-cell>
          <table:table-cell table:style-name="ce3"/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t</text:p>
          </table:table-cell>
          <table:table-cell table:style-name="ce3"/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dry strongly, parch; tan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3"/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3"/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table:style-name="ce3"/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3"/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3"/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table:style-name="ce3"/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ri</text:p>
          </table:table-cell>
          <table:table-cell table:style-name="ce3"/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iːr</text:p>
          </table:table-cell>
          <table:table-cell table:style-name="ce3"/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riŋ</text:p>
          </table:table-cell>
          <table:table-cell table:style-name="ce3"/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table:style-name="ce3"/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 table:number-columns-repeated="2"/>
          <table:table-cell table:style-name="ce2"/>
          <table:table-cell table:style-name="ce3" office:value-type="string">
            <text:p>ront</text:p>
          </table:table-cell>
          <table:table-cell table:style-name="ce3"/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ierc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 table:number-columns-repeated="2"/>
          <table:table-cell/>
          <table:table-cell table:style-name="ce3" office:value-type="string">
            <text:p>rokt</text:p>
          </table:table-cell>
          <table:table-cell table:style-name="ce3"/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 </text:p>
          </table:table-cell>
          <table:table-cell table:style-name="ce3"/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 table:number-columns-repeated="2"/>
          <table:table-cell table:style-name="ce2"/>
          <table:table-cell table:style-name="ce3" office:value-type="string">
            <text:p>rumt</text:p>
          </table:table-cell>
          <table:table-cell table:style-name="ce3"/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ups</text:p>
          </table:table-cell>
          <table:table-cell table:style-name="ce3"/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 table:number-columns-repeated="2"/>
          <table:table-cell/>
          <table:table-cell table:style-name="ce3" office:value-type="string">
            <text:p>ruŋt</text:p>
          </table:table-cell>
          <table:table-cell table:style-name="ce3"/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d</text:p>
          </table:table-cell>
          <table:table-cell table:style-name="ce3" office:value-type="string">
            <text:p>vt</text:p>
          </table:table-cell>
          <table:table-cell table:style-name="ce9"/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table:style-name="ce3"/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1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table:style-name="ce3"/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table:style-name="ce3"/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lean thoroughly, make clea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table:style-name="ce3"/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table:style-name="ce3"/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know, to know ab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sA</text:p>
          </table:table-cell>
          <table:table-cell table:style-name="ce3"/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a</text:p>
          </table:table-cell>
          <table:table-cell table:style-name="ce3"/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 table:number-columns-repeated="2"/>
          <table:table-cell/>
          <table:table-cell table:style-name="ce3" office:value-type="string">
            <text:p>sak</text:p>
          </table:table-cell>
          <table:table-cell table:style-name="ce3"/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table:style-name="ce3"/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table:style-name="ce3"/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table:style-name="ce3"/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ɛnt</text:p>
          </table:table-cell>
          <table:table-cell table:style-name="ce3"/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e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table:style-name="ce3"/>
          <table:table-cell office:value-type="string">
            <text:p>clear off( 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table:style-name="ce3"/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table:style-name="ce3"/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table:style-name="ce3"/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di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sɨ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table:style-name="ce3"/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ar fruit</text:p>
          </table:table-cell>
          <table:table-cell table:style-name="ce3" table:number-columns-repeated="2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table:style-name="ce3"/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table:style-name="ce3"/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 table:number-columns-repeated="2"/>
          <table:table-cell/>
          <table:table-cell table:style-name="ce3" office:value-type="string">
            <text:p>simt</text:p>
          </table:table-cell>
          <table:table-cell table:style-name="ce3"/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numb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 table:number-columns-repeated="2"/>
          <table:table-cell/>
          <table:table-cell table:style-name="ce3" office:value-type="string">
            <text:p>sol</text:p>
          </table:table-cell>
          <table:table-cell table:style-name="ce3"/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l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lide down; to flatter, coax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table:style-name="ce3"/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table:style-name="ce3"/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table:style-name="ce3"/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table:style-name="ce3"/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u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table:style-name="ce3"/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suŋ</text:p>
          </table:table-cell>
          <table:table-cell table:style-name="ce3"/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uŋ</text:p>
          </table:table-cell>
          <table:table-cell table:style-name="ce3"/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 table:number-columns-repeated="2"/>
          <table:table-cell/>
          <table:table-cell table:style-name="ce3" office:value-type="string">
            <text:p>su</text:p>
          </table:table-cell>
          <table:table-cell table:style-name="ce3"/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table:style-name="ce3"/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 table:number-columns-repeated="2"/>
          <table:table-cell/>
          <table:table-cell table:style-name="ce3" office:value-type="string">
            <text:p>tel</text:p>
          </table:table-cell>
          <table:table-cell table:style-name="ce3"/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l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uproot; to pull 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table:style-name="ce3"/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table:style-name="ce4"/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table:style-name="ce3"/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table:style-name="ce3"/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ukt</text:p>
          </table:table-cell>
          <table:table-cell table:style-name="ce3"/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ta</text:p>
          </table:table-cell>
          <table:table-cell table:style-name="ce3"/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a</text:p>
          </table:table-cell>
          <table:table-cell table:style-name="ce3"/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tɛnt</text:p>
          </table:table-cell>
          <table:table-cell table:style-name="ce3"/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table:style-name="ce3"/>
          <table:table-cell office:value-type="string">
            <text:p>drop</text:p>
          </table:table-cell>
          <table:table-cell table:number-columns-repeated="1004"/>
        </table:table-row>
        <table:table-row table:style-name="ro12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a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table:style-name="ce3"/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tô</text:p>
          </table:table-cell>
          <table:table-cell table:style-name="ce3"/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thak</text:p>
          </table:table-cell>
          <table:table-cell table:style-name="ce3"/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tot</text:p>
          </table:table-cell>
          <table:table-cell table:style-name="ce3"/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 seen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tekt</text:p>
          </table:table-cell>
          <table:table-cell table:style-name="ce3"/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table:style-name="ce3"/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 table:number-columns-repeated="2"/>
          <table:table-cell/>
          <table:table-cell table:style-name="ce3" office:value-type="string">
            <text:p>thɛm</text:p>
          </table:table-cell>
          <table:table-cell table:style-name="ce3"/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</text:p>
          </table:table-cell>
          <table:table-cell table:style-name="ce3" office:value-type="string">
            <text:p>vi</text:p>
          </table:table-cell>
          <table:table-cell table:style-name="ce3"/>
          <table:table-cell table:style-name="ce2" office:value-type="string">
            <text:p>be lost</text:p>
          </table:table-cell>
          <table:table-cell table:style-name="ce3" table:number-columns-repeated="2"/>
          <table:table-cell table:style-name="ce2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thent</text:p>
          </table:table-cell>
          <table:table-cell table:style-name="ce3"/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lift u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aŋ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table:style-name="ce3"/>
          <table:table-cell office:value-type="string">
            <text:p>to come (from below)</text:p>
          </table:table-cell>
          <table:table-cell table:number-columns-repeated="1004"/>
        </table:table-row>
        <table:table-row table:style-name="ro11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3"/>
          <table:table-cell table:style-name="ce2" office:value-type="string">
            <text:p>bring sth in an upright position by resting it against smth els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ant</text:p>
          </table:table-cell>
          <table:table-cell table:style-name="ce3" office:value-type="string">
            <text:p>vt</text:p>
          </table:table-cell>
          <table:table-cell table:style-name="ce3"/>
          <table:table-cell table:style-name="ce2" office:value-type="string">
            <text:p>to make stand</text:p>
          </table:table-cell>
          <table:table-cell table:style-name="ce10" table:number-columns-repeated="2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 table:number-columns-repeated="2"/>
          <table:table-cell/>
          <table:table-cell table:style-name="ce3" office:value-type="string">
            <text:p>thint</text:p>
          </table:table-cell>
          <table:table-cell table:style-name="ce3"/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rise, to wake up (from sleep); to stand up (from chair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table:style-name="ce3"/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table:style-name="ce3"/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table:style-name="ce3"/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 table:number-columns-repeated="2"/>
          <table:table-cell/>
          <table:table-cell table:style-name="ce3" office:value-type="string">
            <text:p>thuŋt</text:p>
          </table:table-cell>
          <table:table-cell table:style-name="ce3"/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2"/>
          <table:table-cell table:style-name="ce3" office:value-type="string">
            <text:p>thoks</text:p>
          </table:table-cell>
          <table:table-cell table:style-name="ce3"/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table:style-name="ce3"/>
          <table:table-cell office:value-type="string">
            <text:p>spit at someon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u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table:style-name="ce3"/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table:style-name="ce3"/>
          <table:table-cell office:value-type="string">
            <text:p>to lay an egg</text:p>
          </table:table-cell>
          <table:table-cell table:number-columns-repeated="1004"/>
        </table:table-row>
        <table:table-row table:style-name="ro10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table:style-name="ce3"/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/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table:style-name="ce3"/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t</text:p>
          </table:table-cell>
          <table:table-cell table:style-name="ce3"/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table:style-name="ce3"/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/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table:style-name="ce3"/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 table:style-name="ce3" office:value-type="string">
            <text:p>vt</text:p>
          </table:table-cell>
          <table:table-cell table:style-name="ce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ʦept</text:p>
          </table:table-cell>
          <table:table-cell table:style-name="ce3"/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tast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/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table:style-name="ce3"/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/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table:style-name="ce3"/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ʦok</text:p>
          </table:table-cell>
          <table:table-cell table:style-name="ce3"/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hisel into shap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ʦom</text:p>
          </table:table-cell>
          <table:table-cell table:style-name="ce3"/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plice (with an axe)</text:p>
          </table:table-cell>
          <table:table-cell table:style-name="ce3" table:number-columns-repeated="2"/>
          <table:table-cell table:number-columns-repeated="1005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ʦoŋ</text:p>
          </table:table-cell>
          <table:table-cell table:style-name="ce3"/>
          <table:table-cell office:value-type="string">
            <text:p>make a heap</text:p>
          </table:table-cell>
          <table:table-cell/>
          <table:table-cell table:style-name="ce3" office:value-type="string">
            <text:p>cʰaŋ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stack up disorderly, pile unequal things onto one anothe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/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table:style-name="ce3"/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/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table:style-name="ce3"/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each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 table:number-columns-repeated="2"/>
          <table:table-cell/>
          <table:table-cell table:style-name="ce3" office:value-type="string">
            <text:p>ʦhem</text:p>
          </table:table-cell>
          <table:table-cell table:style-name="ce3"/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attract, to cal</text:p>
          </table:table-cell>
          <table:table-cell table:style-name="ce3" table:number-columns-repeated="2"/>
          <table:table-cell table:number-columns-repeated="1005"/>
        </table:table-row>
        <table:table-row table:style-name="ro11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 table:number-columns-repeated="2"/>
          <table:table-cell/>
          <table:table-cell table:style-name="ce3" office:value-type="string">
            <text:p>ʦhelt</text:p>
          </table:table-cell>
          <table:table-cell table:style-name="ce3"/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sɛˀr</text:p>
          </table:table-cell>
          <table:table-cell table:style-name="ce3"/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 table:number-columns-repeated="2"/>
          <table:table-cell/>
          <table:table-cell table:style-name="ce3" office:value-type="string">
            <text:p>ʦhik</text:p>
          </table:table-cell>
          <table:table-cell table:style-name="ce3"/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ciːkt </text:p>
          </table:table-cell>
          <table:table-cell table:style-name="ce3"/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table:style-name="ce3"/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 table:number-columns-repeated="2"/>
          <table:table-cell/>
          <table:table-cell table:style-name="ce3" office:value-type="string">
            <text:p>ʦhu</text:p>
          </table:table-cell>
          <table:table-cell table:style-name="ce3"/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us</text:p>
          </table:table-cell>
          <table:table-cell table:style-name="ce3"/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table:style-name="ce3"/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table:style-name="ce3"/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 table:number-columns-repeated="2"/>
          <table:table-cell/>
          <table:table-cell table:style-name="ce3" office:value-type="string">
            <text:p>ʦim</text:p>
          </table:table-cell>
          <table:table-cell table:style-name="ce3"/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iːpt</text:p>
          </table:table-cell>
          <table:table-cell table:style-name="ce3"/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table:style-name="ce3"/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table:style-name="ce3"/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table:style-name="ce3"/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table:style-name="ce3"/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/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table:style-name="ce3"/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/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table:style-name="ce3"/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i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table:style-name="ce3"/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 table:number-columns-repeated="2"/>
          <table:table-cell/>
          <table:table-cell table:style-name="ce3" office:value-type="string">
            <text:p>ʦor</text:p>
          </table:table-cell>
          <table:table-cell table:style-name="ce3"/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r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ay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table:style-name="ce3"/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table:style-name="ce3"/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t</text:p>
          </table:table-cell>
          <table:table-cell table:style-name="ce3" office:value-type="string">
            <text:p>vi</text:p>
          </table:table-cell>
          <table:table-cell table:style-name="ce3"/>
          <table:table-cell table:style-name="ce2" office:value-type="string">
            <text:p>to jump, land (birds, plane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ʦum</text:p>
          </table:table-cell>
          <table:table-cell table:style-name="ce3"/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repar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table:style-name="ce3"/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 table:number-columns-repeated="2"/>
          <table:table-cell/>
          <table:table-cell table:style-name="ce3" office:value-type="string">
            <text:p>ʦurt</text:p>
          </table:table-cell>
          <table:table-cell table:style-name="ce3"/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table:style-name="ce3"/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 table:number-columns-repeated="2"/>
          <table:table-cell/>
          <table:table-cell table:style-name="ce3" office:value-type="string">
            <text:p>tsukt</text:p>
          </table:table-cell>
          <table:table-cell table:style-name="ce3"/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okt</text:p>
          </table:table-cell>
          <table:table-cell table:style-name="ce3"/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table:style-name="ce3"/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table:style-name="ce3"/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 table:number-columns-repeated="2"/>
          <table:table-cell/>
          <table:table-cell table:style-name="ce3" office:value-type="string">
            <text:p>tumt</text:p>
          </table:table-cell>
          <table:table-cell table:style-name="ce3"/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trace; to search following the signs lef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table:style-name="ce3"/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table:style-name="ce3"/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table:style-name="ce3"/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table:style-name="ce3"/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table:style-name="ce3"/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table:style-name="ce3" table:number-columns-repeated="2"/>
          <table:table-cell office:value-type="string">
            <text:p>blacksmith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 table:number-columns-repeated="2"/>
          <table:table-cell/>
          <table:table-cell table:style-name="ce3" office:value-type="string">
            <text:p>dhuk</text:p>
          </table:table-cell>
          <table:table-cell table:style-name="ce3"/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table:style-name="ce3"/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0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wa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table:style-name="ce3"/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office:value-type="string">
            <text:p>wɛp</text:p>
          </table:table-cell>
          <table:table-cell table:style-name="ce3"/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coop, to get water out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woŋ</text:p>
          </table:table-cell>
          <table:table-cell table:style-name="ce3"/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enter, arrive, come; reach (at); to climb</text:p>
          </table:table-cell>
          <table:table-cell table:style-name="ce3" table:number-columns-repeated="2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 table:number-columns-repeated="2"/>
          <table:table-cell/>
          <table:table-cell table:style-name="ce3" office:value-type="string">
            <text:p>ʔemt</text:p>
          </table:table-cell>
          <table:table-cell table:style-name="ce3"/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am</text:p>
          </table:table-cell>
          <table:table-cell table:style-name="ce3"/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office:value-type="string">
            <text:p>ʔak-khot</text:p>
          </table:table-cell>
          <table:table-cell table:style-name="ce3"/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feel pain, strong pain; to suffer heavily; almost die</text:p>
          </table:table-cell>
          <table:table-cell table:style-name="ce3" table:number-columns-repeated="2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table:style-name="ce3"/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table:style-name="ce3"/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table:style-name="ce3"/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 table:number-columns-repeated="2"/>
          <table:table-cell/>
          <table:table-cell table:style-name="ce3" office:value-type="string">
            <text:p>ʔe</text:p>
          </table:table-cell>
          <table:table-cell table:style-name="ce3"/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vi</text:p>
          </table:table-cell>
          <table:table-cell table:style-name="ce7"/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table:style-name="ce3"/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 table:number-columns-repeated="2"/>
          <table:table-cell table:style-name="ce2"/>
          <table:table-cell table:style-name="ce3" office:value-type="string">
            <text:p>ʔek</text:p>
          </table:table-cell>
          <table:table-cell table:style-name="ce3"/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ɛk</text:p>
          </table:table-cell>
          <table:table-cell table:style-name="ce3"/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ʔiŋ</text:p>
          </table:table-cell>
          <table:table-cell table:style-name="ce3"/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ŋ</text:p>
          </table:table-cell>
          <table:table-cell table:style-name="ce3"/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ʔip-si</text:p>
          </table:table-cell>
          <table:table-cell table:style-name="ce3"/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table:style-name="ce3"/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ʔipt</text:p>
          </table:table-cell>
          <table:table-cell table:style-name="ce3"/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deceiv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ʔi</text:p>
          </table:table-cell>
          <table:table-cell table:style-name="ce3"/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table:style-name="ce3" table:number-columns-repeated="2"/>
          <table:table-cell office:value-type="string">
            <text:p>be ba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table:style-name="ce3"/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table:style-name="ce3"/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table:style-name="ce3"/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table:style-name="ce3"/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table:style-name="ce3"/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table:style-name="ce3"/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table:style-name="ce3"/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l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mix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table:style-name="ce3"/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table:style-name="ce3"/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table:style-name="ce3"/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3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 table:number-columns-repeated="2"/>
          <table:table-cell table:style-name="ce2"/>
          <table:table-cell table:style-name="ce3" office:value-type="string">
            <text:p>ʔor</text:p>
          </table:table-cell>
          <table:table-cell table:style-name="ce3"/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ɔˀr </text:p>
          </table:table-cell>
          <table:table-cell table:style-name="ce3"/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ʔutt</text:p>
          </table:table-cell>
          <table:table-cell table:style-name="ce3"/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 table:number-columns-repeated="3"/>
          <table:table-cell/>
          <table:table-cell table:style-name="ce3" office:value-type="string">
            <text:p>unt</text:p>
          </table:table-cell>
          <table:table-cell table:style-name="ce3"/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ʔum</text:p>
          </table:table-cell>
          <table:table-cell table:style-name="ce3"/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table:style-name="ce3"/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4" table:number-rows-repeated="65244">
          <table:table-cell table:number-columns-repeated="1020"/>
        </table:table-row>
        <table:table-row table:style-name="ro14">
          <table:table-cell table:style-name="Default" table:number-columns-repeated="16"/>
          <table:table-cell table:number-columns-repeated="1004"/>
        </table:table-row>
        <table:table-row table:style-name="ro14">
          <table:table-cell table:style-name="Default" table:number-columns-repeated="17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4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4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4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4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4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4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4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4" table:number-rows-repeated="65324">
          <table:table-cell table:number-columns-repeated="13"/>
        </table:table-row>
        <table:table-row table:style-name="ro14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4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12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4-05T12:15:23.44</dc:date>
    <meta:editing-duration>PT59H37M06S</meta:editing-duration>
    <meta:editing-cycles>413</meta:editing-cycles>
    <meta:generator>OpenOffice.org/3.0$Win32 OpenOffice.org_project/300m15$Build-9379</meta:generator>
    <meta:document-statistic meta:table-count="3" meta:cell-count="2717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